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Standardnípísmoodstavce" style:family="text">
      <style:text-properties fo:font-weight="bold" style:font-weight-asian="bold"/>
    </style:style>
    <style:style style:name="T20" style:parent-style-name="Standardnípísmoodstavce" style:family="text">
      <style:text-properties fo:font-weight="bold" style:font-weight-asian="bold"/>
    </style:style>
    <style:style style:name="P21" style:parent-style-name="Normální" style:family="paragraph">
      <style:paragraph-properties fo:text-align="justify"/>
    </style:style>
    <style:style style:name="P22" style:parent-style-name="Normální" style:family="paragraph">
      <style:paragraph-properties fo:text-align="justify"/>
      <style:text-properties fo:font-size="11pt" style:font-size-asian="11pt" style:font-size-complex="11pt"/>
    </style:style>
    <style:style style:name="P23" style:parent-style-name="Normální" style:family="paragraph">
      <style:paragraph-properties fo:text-align="justify"/>
    </style:style>
    <style:style style:name="T24" style:parent-style-name="Silné" style:family="text">
      <style:text-properties fo:font-weight="normal" style:font-weight-asian="normal"/>
    </style:style>
    <style:style style:name="P25" style:parent-style-name="Normální" style:family="paragraph">
      <style:paragraph-properties fo:text-align="justify"/>
    </style:style>
    <style:style style:name="P26" style:parent-style-name="Normální" style:family="paragraph">
      <style:paragraph-properties fo:text-align="justify"/>
    </style:style>
    <style:style style:name="P27" style:parent-style-name="Odstavecseseznamem" style:family="paragraph">
      <style:paragraph-properties fo:text-align="justify"/>
    </style:style>
    <style:style style:name="P28" style:parent-style-name="Odstavecseseznamem" style:family="paragraph">
      <style:paragraph-properties fo:text-align="justify"/>
    </style:style>
    <style:style style:name="P29" style:parent-style-name="Odstavecseseznamem" style:family="paragraph">
      <style:paragraph-properties fo:text-align="justify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>
        <style:tab-stops>
          <style:tab-stop style:type="center" style:position="4.5284in"/>
        </style:tab-stops>
      </style:paragraph-properties>
    </style:style>
    <style:style style:name="P35" style:parent-style-name="Normální" style:family="paragraph">
      <style:paragraph-properties>
        <style:tab-stops>
          <style:tab-stop style:type="center" style:position="4.5284in"/>
        </style:tab-stops>
      </style:paragraph-properties>
    </style:style>
    <style:style style:name="P36" style:parent-style-name="Normální" style:family="paragraph">
      <style:paragraph-properties>
        <style:tab-stops>
          <style:tab-stop style:type="center" style:position="4.5284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2/2019<text:bookmark-end text:name="Text14"/></text:p>
            <text:p text:style-name="Normální">KVOP-6489/2019<text:bookmark-end text:name="Text2"/></text:p>
            <text:p text:style-name="Normální"><text:bookmark-start text:name="Text6"/>07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E. B.</text:p>
            <text:p text:style-name="Normální"/>
            <text:p text:style-name="Normální"/>
            <text:p text:style-name="Normální"><text:bookmark-start text:name="Text11"/><text:span text:style-name="T17">e-mail:<text:s/></text:span><text:span text:style-name="T18"><text:s/></text:span><text:bookmark-end text:name="Text11"/><text:span text:style-name="T19"><text:s/></text:span><text:bookmark-start text:name="Text12"/><text:span text:style-name="T20"><text:s text:c="5"/></text:span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21">Vážená paní B.,</text:p>
      <text:p text:style-name="P22"/>
      <text:p text:style-name="P23">dne 4. 2. 2019 byla do Kanceláře veřejného ochránce práv doručena Vaše žádost podle zákona č. 106/1999 Sb., o svobodném přístupu k informacím, ve znění pozdějších předpisů, kterou žádáte, o informaci, kolik pracovníků Veřejného ochránce práv vycestovalo služebně v loňském roce do Bruselu, případně jiných měst Beneluxu.</text:p>
      <text:p text:style-name="Základnítext">Ve smyslu zákona o svobodném přístupu k informacím,<text:s/><text:span text:style-name="T24">se poskytují níže uvedené informace</text:span>:</text:p>
      <text:p text:style-name="P25">Za rok 2018 bylo uskutečněno 28 zahraničních služebních cest (25 zaměstnanců) z České republiky do zemí Beneluxu z toho:<text:s/></text:p>
      <text:p text:style-name="P26"/>
      <text:list text:style-name="LFO11" text:continue-numbering="true">
        <text:list-item>
          <text:p text:style-name="P27">18 zahraničních cest bylo do Bruselu – Belgie,</text:p>
        </text:list-item>
        <text:list-item>
          <text:p text:style-name="P28">8 zahraničních cest bylo přes Lucembursko do Trevíru v Německu,</text:p>
        </text:list-item>
        <text:list-item>
          <text:p text:style-name="P29">2 zahraniční cesty do Nizozemí (Amsterdam, Maastricht).</text:p>
        </text:list-item>
      </text:list>
      <text:p text:style-name="P30"/>
      <text:p text:style-name="P31">S pozdravem<text:s/></text:p>
      <text:p text:style-name="P32"><text:s/></text:p>
      <text:p text:style-name="P33"><text:s/></text:p>
      <text:p text:style-name="Normální"><text:s/></text:p>
      <text:p text:style-name="P34"><text:tab/>Ing. Josef Svoboda v. r.</text:p>
      <text:p text:style-name="P35"><text:tab/>vedoucí odboru vnitřní správy</text:p>
      <text:p text:style-name="P36"><text:tab/>(dopis je opatřen elektronickým podpisem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7HSG*</text:span>*KVOPX0097HSG*</text:p>
        <text:p text:style-name="P12"><text:span text:style-name="T13">KVOPX0097HSG</text:span>KVOPX0097HS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8T08:26:00Z</meta:creation-date>
    <dc:date>2019-03-18T08:26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60" meta:character-count="1103" meta:row-count="7" meta:non-whitespace-character-count="945"/>
  </office:meta>
</office:document-meta>
</file>